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4" style:family="paragraph" style:parent-style-name="Standard">
      <style:text-properties officeooo:rsid="004cbd3e" officeooo:paragraph-rsid="008e0469"/>
    </style:style>
    <style:style style:name="P25" style:family="paragraph" style:parent-style-name="Standard">
      <style:text-properties officeooo:rsid="004d72b6" officeooo:paragraph-rsid="008e0469"/>
    </style:style>
    <style:style style:name="P26" style:family="paragraph" style:parent-style-name="Standard">
      <style:text-properties officeooo:rsid="004d72b6" officeooo:paragraph-rsid="0055b2e9"/>
    </style:style>
    <style:style style:name="P27" style:family="paragraph" style:parent-style-name="Standard">
      <style:text-properties officeooo:rsid="00700909" officeooo:paragraph-rsid="00700909"/>
    </style:style>
    <style:style style:name="P28" style:family="paragraph" style:parent-style-name="Standard">
      <style:text-properties officeooo:rsid="007bb4ca" officeooo:paragraph-rsid="007e760a"/>
    </style:style>
    <style:style style:name="P29" style:family="paragraph" style:parent-style-name="Standard">
      <style:text-properties officeooo:rsid="007bb4ca" officeooo:paragraph-rsid="008e0469"/>
    </style:style>
    <style:style style:name="P30" style:family="paragraph" style:parent-style-name="Standard">
      <style:text-properties officeooo:rsid="004f2452" officeooo:paragraph-rsid="008e0469"/>
    </style:style>
    <style:style style:name="P31" style:family="paragraph" style:parent-style-name="Standard">
      <style:text-properties officeooo:rsid="00902d05" officeooo:paragraph-rsid="00902d05"/>
    </style:style>
    <style:style style:name="P32" style:family="paragraph" style:parent-style-name="Standard">
      <style:text-properties officeooo:rsid="00902d05" officeooo:paragraph-rsid="0095615b"/>
    </style:style>
    <style:style style:name="P3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8" style:family="paragraph" style:parent-style-name="Standard">
      <style:text-properties officeooo:rsid="00a211bb" officeooo:paragraph-rsid="00a211b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5c32e6"/>
    </style:style>
    <style:style style:name="T27" style:family="text">
      <style:text-properties officeooo:rsid="0060fdfa"/>
    </style:style>
    <style:style style:name="T28" style:family="text">
      <style:text-properties officeooo:rsid="00627657"/>
    </style:style>
    <style:style style:name="T29" style:family="text">
      <style:text-properties officeooo:rsid="006407b2"/>
    </style:style>
    <style:style style:name="T30" style:family="text">
      <style:text-properties officeooo:rsid="00688be1"/>
    </style:style>
    <style:style style:name="T31" style:family="text">
      <style:text-properties officeooo:rsid="006a7a4f"/>
    </style:style>
    <style:style style:name="T32" style:family="text">
      <style:text-properties officeooo:rsid="006adf4b"/>
    </style:style>
    <style:style style:name="T33" style:family="text">
      <style:text-properties officeooo:rsid="006c075c"/>
    </style:style>
    <style:style style:name="T34" style:family="text">
      <style:text-properties officeooo:rsid="00711c03"/>
    </style:style>
    <style:style style:name="T35" style:family="text">
      <style:text-properties officeooo:rsid="0072f224"/>
    </style:style>
    <style:style style:name="T36" style:family="text">
      <style:text-properties officeooo:rsid="00746995"/>
    </style:style>
    <style:style style:name="T37" style:family="text">
      <style:text-properties officeooo:rsid="0075c08a"/>
    </style:style>
    <style:style style:name="T38" style:family="text">
      <style:text-properties officeooo:rsid="00765c99"/>
    </style:style>
    <style:style style:name="T39" style:family="text">
      <style:text-properties officeooo:rsid="00786d84"/>
    </style:style>
    <style:style style:name="T40" style:family="text">
      <style:text-properties officeooo:rsid="007946a0"/>
    </style:style>
    <style:style style:name="T41" style:family="text">
      <style:text-properties officeooo:rsid="007ab17a"/>
    </style:style>
    <style:style style:name="T42" style:family="text">
      <style:text-properties officeooo:rsid="007bb4ca"/>
    </style:style>
    <style:style style:name="T43" style:family="text">
      <style:text-properties officeooo:rsid="007ca802"/>
    </style:style>
    <style:style style:name="T44" style:family="text">
      <style:text-properties officeooo:rsid="007e760a"/>
    </style:style>
    <style:style style:name="T45" style:family="text">
      <style:text-properties officeooo:rsid="0085f357"/>
    </style:style>
    <style:style style:name="T46" style:family="text">
      <style:text-properties officeooo:rsid="00878e5d"/>
    </style:style>
    <style:style style:name="T47" style:family="text">
      <style:text-properties officeooo:rsid="00897db2"/>
    </style:style>
    <style:style style:name="T48" style:family="text">
      <style:text-properties officeooo:rsid="008b62e7"/>
    </style:style>
    <style:style style:name="T49" style:family="text">
      <style:text-properties officeooo:rsid="008c35a2"/>
    </style:style>
    <style:style style:name="T50" style:family="text">
      <style:text-properties officeooo:rsid="00902d05"/>
    </style:style>
    <style:style style:name="T51" style:family="text">
      <style:text-properties officeooo:rsid="009117e7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9a641d"/>
    </style:style>
    <style:style style:name="T54" style:family="text">
      <style:text-properties officeooo:rsid="009bd49a"/>
    </style:style>
    <style:style style:name="T55" style:family="text">
      <style:text-properties officeooo:rsid="009c7c52"/>
    </style:style>
    <style:style style:name="T56" style:family="text">
      <style:text-properties officeooo:rsid="009dd792"/>
    </style:style>
    <style:style style:name="T57" style:family="text">
      <style:text-properties officeooo:rsid="00a830db"/>
    </style:style>
    <style:style style:name="T58" style:family="text">
      <style:text-properties officeooo:rsid="00aa4eaa"/>
    </style:style>
    <style:style style:name="T59" style:family="text">
      <style:text-properties officeooo:rsid="00ad9387"/>
    </style:style>
    <style:style style:name="T60" style:family="text">
      <style:text-properties officeooo:rsid="00af9e2d"/>
    </style:style>
    <style:style style:name="T61" style:family="text">
      <style:text-properties officeooo:rsid="00b30d14"/>
    </style:style>
    <style:style style:name="T62" style:family="text">
      <style:text-properties officeooo:rsid="00b33ba2"/>
    </style:style>
    <style:style style:name="T63" style:family="text">
      <style:text-properties officeooo:rsid="00b362a8"/>
    </style:style>
    <style:style style:name="T64" style:family="text">
      <style:text-properties officeooo:rsid="00b3dfd6"/>
    </style:style>
    <style:style style:name="T65" style:family="text">
      <style:text-properties officeooo:rsid="00b6c9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3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>Example_1<text:span text:style-name="T42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4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/>
      <text:p text:style-name="P18">3_Interrupts_and_switches<text:tab/><text:tab/><text:span text:style-name="T65">No locals</text:span></text:p>
      <text:p text:style-name="P29">3A_UART_timer_interrupts<text:tab/><text:tab/><text:span text:style-name="T45">OK</text:span></text:p>
      <text:p text:style-name="P29">3B_Pin_Change_Interrupt<text:tab/><text:tab/><text:span text:style-name="T46">OK</text:span></text:p>
      <text:p text:style-name="P29">3C_reaction_time_tester<text:tab/><text:tab/><text:span text:style-name="T46">OK</text:span></text:p>
      <text:p text:style-name="P29">3D_timer_PCI_interrupts<text:tab/><text:tab/><text:span text:style-name="T47">OK</text:span></text:p>
      <text:p text:style-name="P29">3E_Keypress_logger<text:tab/><text:tab/><text:tab/><text:span text:style-name="T48">OK</text:span></text:p>
      <text:p text:style-name="P29">3F_Prime_numbers<text:tab/><text:tab/><text:tab/><text:span text:style-name="T48">OK</text:span></text:p>
      <text:p text:style-name="P29">3G_Prime_numbers_plus<text:tab/><text:tab/><text:span text:style-name="T49">OK</text:span></text:p>
      <text:p text:style-name="P5"/>
      <text:p text:style-name="P5"/>
      <text:p text:style-name="P19">4_binary_and_bit_operations</text:p>
      <text:p text:style-name="P10">1_Bit_ops_1<text:tab/><text:tab/><text:tab/><text:tab/><text:span text:style-name="T61">OK</text:span></text:p>
      <text:p text:style-name="P10">2_Bit_ops_2<text:tab/><text:tab/><text:tab/><text:tab/><text:span text:style-name="T62">OK</text:span></text:p>
      <text:p text:style-name="P10">3_Division_subroutine<text:tab/><text:tab/><text:span text:style-name="T63">OK</text:span></text:p>
      <text:p text:style-name="P10">4_Char_to_binary<text:tab/><text:tab/><text:tab/><text:span text:style-name="T64">OK</text:span>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6"><text:tab/><text:span text:style-name="T18">I2C_FPN_to_display();</text:span></text:p>
      <text:p text:style-name="P26"/>
      <text:p text:style-name="P5">5A_Integer_numbers<text:tab/><text:tab/><text:tab/><text:span text:style-name="T28">OK</text:span><text:tab/><text:tab/><text:tab/><text:span text:style-name="T27">No change</text:span></text:p>
      <text:p text:style-name="P5">5B_Prime_factors<text:tab/><text:tab/><text:tab/><text:span text:style-name="T29">OK<text:tab/><text:tab/><text:tab/>No local</text:span></text:p>
      <text:p text:style-name="P5">5C_Scientific_numbers<text:tab/><text:tab/><text:span text:style-name="T30">OK<text:tab/><text:tab/><text:tab/>OK</text:span></text:p>
      <text:p text:style-name="P5">5D_Pie_estimator<text:tab/><text:tab/><text:tab/><text:span text:style-name="T31">OK<text:tab/><text:tab/><text:tab/>No local</text:span></text:p>
      <text:p text:style-name="P5">5E_e_power_series<text:tab/><text:tab/><text:tab/><text:span text:style-name="T32">OK<text:tab/><text:tab/><text:tab/>NL</text:span></text:p>
      <text:p text:style-name="P5">5F_Trig_functions<text:tab/><text:tab/><text:tab/><text:span text:style-name="T33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26">No change<text:tab/><text:tab/>No locals</text:span></text:p>
      <text:p text:style-name="P1">6B_Segment_driver<text:tab/><text:tab/><text:tab/><text:span text:style-name="T26">No change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4">OK</text:span></text:p>
      <text:p text:style-name="P1">7B_calculator_based_clock<text:tab/><text:tab/><text:tab/><text:tab/><text:span text:style-name="T35">OK</text:span></text:p>
      <text:p text:style-name="P1">7C_mini_OS_clock<text:tab/><text:tab/><text:tab/><text:tab/><text:tab/><text:span text:style-name="T36">OK</text:span></text:p>
      <text:p text:style-name="P1">7D_mini_OS_clock_with_adjustment<text:tab/><text:tab/><text:span text:style-name="T37">OK</text:span></text:p>
      <text:p text:style-name="P1">7E_Stand_a_lone_clock<text:tab/><text:tab/><text:tab/><text:tab/><text:span text:style-name="T60">OK</text:span></text:p>
      <text:p text:style-name="P1">7F_Stop_watch<text:tab/><text:tab/><text:tab/><text:tab/><text:tab/><text:span text:style-name="T57">OK</text:span></text:p>
      <text:p text:style-name="P1">7G_Combined_clock_SW<text:tab/><text:tab/><text:tab/><text:tab/><text:span text:style-name="T59">OK</text:span></text:p>
      <text:p text:style-name="P17"/>
      <text:p text:style-name="P17"/>
      <text:p text:style-name="P17">8_Fourier</text:p>
      <text:p text:style-name="P1">8A_reset_controller<text:tab/> <text:s/><text:tab/><text:tab/><text:span text:style-name="T39">OK</text:span><text:tab/><text:tab/><text:tab/><text:span text:style-name="T38">NL</text:span></text:p>
      <text:p text:style-name="P1">8B_Pulse_train_generator<text:tab/><text:tab/><text:span text:style-name="T40">OK<text:tab/></text:span><text:tab/><text:tab/><text:span text:style-name="T38">NL</text:span></text:p>
      <text:p text:style-name="P1">8C_Sawtooth_generator<text:tab/><text:tab/><text:span text:style-name="T41">OK<text:tab/><text:tab/></text:span><text:tab/><text:span text:style-name="T38">NL</text:span></text:p>
      <text:p text:style-name="P11"><text:soft-page-break/><text:span text:style-name="T6">9_FPN_routines</text:span><text:tab/><text:span text:style-name="T10">Subroutines used</text:span></text:p>
      <text:p text:style-name="P24"/>
      <text:p text:style-name="P25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5">KBD_to_display<text:span text:style-name="T13">\</text:span></text:p>
      <text:p text:style-name="P25"><text:tab/>Get_fpn_from_KBD<text:span text:style-name="T12">();</text:span></text:p>
      <text:p text:style-name="P25"><text:tab/>Get_Float_num_string_from_KBD(<text:span text:style-name="T12">);</text:span></text:p>
      <text:p text:style-name="P25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30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48"><text:span text:style-name="T6">Issues with test projects</text:span> (run during pcb commissioning)</text:p>
      <text:p text:style-name="P1"/>
      <text:p text:style-name="P48">PRN generator failure due to damaged EEPROM<text:tab/></text:p>
      <text:p text:style-name="P48"><text:tab/>Fix changed EEPROM location</text:p>
      <text:p text:style-name="P48"/>
      <text:p text:style-name="P48">Failure to set up switched inputs properly</text:p>
      <text:p text:style-name="P4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8"/>
      <text:p text:style-name="P1"/>
      <text:p text:style-name="P23">Mini OS EEPROM reservations<text:tab/><text:tab/></text:p>
      <text:p text:style-name="P31"/>
      <text:p text:style-name="P31">0x3FF<text:tab/>user cal if set</text:p>
      <text:p text:style-name="P31">0x3FE<text:tab/>user cal if set</text:p>
      <text:p text:style-name="P31">0x3FD<text:tab/>Default cal supplied by Atmel</text:p>
      <text:p text:style-name="P31"/>
      <text:p text:style-name="P31">0x3FC<text:tab/>Set to 1 if diagnostic mode required. <text:s/>Diagnostic mode is now discontinued</text:p>
      <text:p text:style-name="P31">0x3FB<text:tab/>Controls multiplexer (T0) on interval: <text:s/>0xFF for 2ms, 0xFE for 500uS and 0xFD for 125uS</text:p>
      <text:p text:style-name="P31">0x3FA<text:tab/>Not used</text:p>
      <text:p text:style-name="P33">0x3F9<text:tab/><text:tab/>Reset status byte: set to zero by Project_programmer_AVR when the mini-OS is programmed to flash. <text:tab/>It is read here to ensure that control always jumps to location zero except for a manual reset</text:p>
      <text:p text:style-name="P33"/>
      <text:p text:style-name="P31">0x3F8<text:tab/>prog_counter_H</text:p>
      <text:p text:style-name="P31">0x3F7<text:tab/>prog_counter_L</text:p>
      <text:p text:style-name="P31">0x3F6<text:tab/>cmd_counter_H</text:p>
      <text:p text:style-name="P31">0x3F5<text:tab/>cmd_counter_L</text:p>
      <text:p text:style-name="P31"/>
      <text:p text:style-name="P34">0x3F4<text:tab/><text:tab/>Reset status byte: set to zero by Project_programmer_AVR. <text:span text:style-name="T51">W</text:span>hen the mini-OS is programmed to flash. <text:tab/>It is read by I2C_V16_0_CC to ensure that the UNO bootloader is <text:span text:style-name="T51">a</text:span>utomatically triggered after pcb_A has been programmed</text:p>
      <text:p text:style-name="P34"/>
      <text:p text:style-name="P31"><text:span text:style-name="T52">0x3F3<text:tab/>8 bit PRN gen EEP subroutines:</text:span><text:tab/>Used to select random "Hello world" message</text:p>
      <text:p text:style-name="P31">0x3F1<text:tab/>Carry out auto cal post programming</text:p>
      <text:p text:style-name="P31"/>
      <text:p text:style-name="P31"/>
      <text:p text:style-name="P32"><text:span text:style-name="T6">UNO_bootloader_for_hex&amp;text</text:span><text:tab/> <text:span text:style-name="T6">EEPROM reservations</text:span></text:p>
      <text:p text:style-name="P33"/>
      <text:p text:style-name="P33"/>
      <text:p text:style-name="P33">1_Message_from_the_OS</text:p>
      <text:p text:style-name="P33">2_Random_gen_AVR</text:p>
      <text:p text:style-name="P33">3_Hex_verification</text:p>
      <text:p text:style-name="P33">4_Text_Verification</text:p>
      <text:p text:style-name="P33">5_Hex_text_bootloader</text:p>
      <text:p text:style-name="P33"/>
      <text:p text:style-name="P33">0x3FF<text:tab/>user cal if set<text:tab/>No longer used</text:p>
      <text:p text:style-name="P33">0x3FE<text:tab/>user cal if set No longer used</text:p>
      <text:p text:style-name="P33">0x3FD<text:tab/>Default cal supplied by Atmel No longer used</text:p>
      <text:p text:style-name="P33">0x3FC<text:tab/>Copy of MCUSR and also indicates WDTout hex/text verification routines </text:p>
      <text:p text:style-name="P33">0x3FB/A<text:tab/>prog_counter for use by verification routines</text:p>
      <text:p text:style-name="P33">0x3F9/8<text:tab/>cmd_counter for use by verification routines</text:p>
      <text:p text:style-name="P33">0x3F7<text:tab/>Reset Control (set to zero to indicate that user app is to be launched.)</text:p>
      <text:p text:style-name="P33">0x3F6 flash text string pointer</text:p>
      <text:p text:style-name="P33"/>
      <text:p text:style-name="P33">0x3F5 PRN generator random number HB</text:p>
      <text:p text:style-name="P35">0x3F4 PRN generator random number LB</text:p>
      <text:p text:style-name="P33">0x3F3 PRN generator random number HB</text:p>
      <text:p text:style-name="P33"><text:soft-page-break/>0x3F2 PRN generator random number LB</text:p>
      <text:p text:style-name="P33">0x3F1 PRN generator random number HB</text:p>
      <text:p text:style-name="P33">0x3F0 PRN generator random number LB</text:p>
      <text:p text:style-name="P33">0x3EF PRN EEPROM location offset 0, 1 or 2</text:p>
      <text:p text:style-name="P33">0x3EE Used by combined Clock_SW to signal Arduino WDTout with ISR</text:p>
      <text:p text:style-name="P33">0x3ED Used by user projects to control WDT reset source</text:p>
      <text:p text:style-name="P33">0x3EB<text:tab/>Last EEPROM location required by Hello World file</text:p>
      <text:p text:style-name="P36"/>
      <text:p text:style-name="P36"/>
      <text:p text:style-name="P20">EEPROM initialisation<text:tab/><text:tab/>Mini_OS (PCB_A)</text:p>
      <text:p text:style-name="P40"/>
      <text:p text:style-name="P40">0x3FD/E/F<text:tab/><text:tab/><text:span text:style-name="T54">Cal data:<text:tab/><text:tab/><text:tab/></text:span>Calibration routine</text:p>
      <text:p text:style-name="P40">0x3FC<text:tab/><text:tab/><text:tab/>No longer used</text:p>
      <text:p text:style-name="P40">0x3FB <text:tab/><text:tab/>Multiplexer <text:span text:style-name="T54">brightness <text:tab/>Mode Q</text:span></text:p>
      <text:p text:style-name="P42">0x3FA<text:tab/><text:tab/><text:tab/><text:span text:style-name="T53">No longer used</text:span></text:p>
      <text:p text:style-name="P42">0x3F9<text:tab/><text:tab/><text:tab/><text:span text:style-name="T50">Reset status byte:<text:tab/><text:tab/></text:span>Project Programmer UNO</text:p>
      <text:p text:style-name="P42">0x3F8-5<text:tab/><text:tab/>Command counter<text:span text:style-name="T55">s</text:span><text:tab/><text:tab/>Flash programmer</text:p>
      <text:p text:style-name="P42">0x3F4<text:tab/><text:tab/><text:tab/><text:span text:style-name="T50">Reset status byte:<text:tab/><text:tab/></text:span>Project Programmer UNO</text:p>
      <text:p text:style-name="P43">0x3F3<text:tab/><text:tab/><text:tab/>Hello world PRN</text:p>
      <text:p text:style-name="P43">0x3F2<text:tab/><text:tab/><text:tab/>Not used</text:p>
      <text:p text:style-name="P43">0x3F1<text:tab/><text:tab/><text:tab/>Auto call flag<text:tab/><text:tab/><text:tab/><text:span text:style-name="T54">Project Programmer UNO</text:span><text:tab/><text:tab/></text:p>
      <text:p text:style-name="P36"/>
      <text:p text:style-name="P21">EEPROM initialisation<text:tab/><text:tab/><text:span text:style-name="T50">UNO_bootloader_for_hex&amp;text</text:span><text:tab/></text:p>
      <text:p text:style-name="P21"/>
      <text:p text:style-name="P41">0x3FD/E/F<text:tab/><text:tab/><text:span text:style-name="T54">Cal data:<text:tab/><text:tab/><text:tab/></text:span>No longer used</text:p>
      <text:p text:style-name="P37">0x3FC<text:tab/><text:tab/><text:tab/>Copy of MCUSR<text:tab/><text:tab/><text:span text:style-name="T55">The boootloader</text:span></text:p>
      <text:p text:style-name="P43">0x3FB-8<text:tab/><text:tab/>Command counter<text:tab/><text:tab/>Bootloader</text:p>
      <text:p text:style-name="P44">0x3F7<text:tab/><text:tab/><text:tab/> <text:span text:style-name="T50">Reset Control<text:tab/><text:tab/><text:tab/></text:span>The boootloader</text:p>
      <text:p text:style-name="P45">0x3F6<text:tab/><text:tab/><text:tab/><text:span text:style-name="T50">flash text string pointer<text:tab/>User_app_commentary_mode</text:span></text:p>
      <text:p text:style-name="P46">0x3F5-0<text:tab/><text:tab/>PRN registers<text:tab/><text:tab/><text:tab/><text:span text:style-name="T58">Not initialised</text:span><text:tab/><text:span text:style-name="T58">0xFF or &gt; 0</text:span><text:tab/></text:p>
      <text:p text:style-name="P39">0x3EF <text:tab/><text:tab/><text:tab/>PRN EEPROM <text:span text:style-name="T56">offset<text:tab/><text:tab/>Zero by PCB_A programmer</text:span></text:p>
      <text:p text:style-name="P38">0x3EE Used by combined Clock_SW to signal Arduino WDTout with ISR</text:p>
      <text:p text:style-name="P38">0x3ED Used by user projects to control WDT reset source</text:p>
      <text:p text:style-name="P38">0x3EB<text:tab/>Last EEPROM location required by Hello World file</text:p>
      <text:p text:style-name="P38"/>
      <text:p text:style-name="P38"/>
      <text:p text:style-name="P22">Mini-OS modes no longer required</text:p>
      <text:p text:style-name="P47"/>
      <text:p text:style-name="P47">case 7: I2C_Tx_Compile_tables();break;</text:p>
      <text:p text:style-name="P4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7">case 9: I2C_Tx_Uarithmetic_OP();break;<text:tab/><text:tab/>//Takes numbers entered using mode B and does <text:tab/><text:tab/><text:tab/><text:tab/><text:tab/><text:tab/><text:tab/>some arithmetic</text:p>
      <text:p text:style-name="P47"/>
      <text:p text:style-name="P47">case 'A': I2C_Tx_accumulator_1();<text:tab/>break;<text:tab/><text:tab/>//Implements add, subtract and clear modes<text:tab/></text:p>
      <text:p text:style-name="P47">case 'B': I2C_Tx_accumulator_2();break;<text:tab/><text:tab/>//Acquires data for use by accumulator<text:tab/><text:tab/><text:tab/><text:tab/><text:tab/><text:tab/><text:tab/><text:tab/><text:tab/><text:tab/><text:tab/></text:p>
      <text:p text:style-name="P36"/>
      <text:p text:style-name="P36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1T22:09:07.742000000</dc:date>
    <meta:editing-duration>P1DT6H20M52S</meta:editing-duration>
    <meta:editing-cycles>114</meta:editing-cycles>
    <meta:document-statistic meta:table-count="0" meta:image-count="0" meta:object-count="0" meta:page-count="5" meta:paragraph-count="192" meta:word-count="825" meta:character-count="6608" meta:non-whitespace-character-count="5613"/>
  </office:meta>
</office:document-meta>
</file>